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c03868020" style:family="table" style:master-page-name="ta-mp-0x7fac03868020">
      <style:table-properties table:display="true" style:writing-mode="lr-tb"/>
    </style:style>
    <style:style style:name="ta-0x7fac03868210" style:family="table" style:master-page-name="ta-mp-0x7fac03868210">
      <style:table-properties table:display="true" style:writing-mode="lr-tb"/>
    </style:style>
    <style:style style:name="ta-0x7fac03868400" style:family="table" style:master-page-name="ta-mp-0x7fac03868400">
      <style:table-properties table:display="true" style:writing-mode="lr-tb"/>
    </style:style>
    <style:style style:name="ta-0x7fac038685f0" style:family="table" style:master-page-name="ta-mp-0x7fac038685f0">
      <style:table-properties table:display="true" style:writing-mode="lr-tb"/>
    </style:style>
    <style:style style:name="ta-0x7fac038687e0" style:family="table" style:master-page-name="ta-mp-0x7fac038687e0">
      <style:table-properties table:display="true" style:writing-mode="lr-tb"/>
    </style:style>
    <style:style style:name="ta-0x7fac038689d0" style:family="table" style:master-page-name="ta-mp-0x7fac038689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ac03846c4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6d7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6e9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6fc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70e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3879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38472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6b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74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77d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7c7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73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79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3847f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38479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7da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75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7a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3847e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3847b5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38476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82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85b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28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81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79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2c4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38486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29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83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488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2b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384893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38484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2e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320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36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2d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79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3a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33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37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2f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34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38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358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30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3c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3fe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44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3b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79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48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41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45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3d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42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46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436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3e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4a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4dc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52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49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3879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55e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4ef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539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4b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c0c5750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54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514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c0c574c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200.55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78.75pt" style:use-optimal-column-width="true"/>
    </style:style>
    <style:style style:name="ACOL-7" style:family="table-column">
      <style:table-column-properties style:column-width="81.00pt" style:use-optimal-column-width="true"/>
    </style:style>
    <style:style style:name="ACOL-8" style:family="table-column">
      <style:table-column-properties style:column-width="75.35pt" style:use-optimal-column-width="true"/>
    </style:style>
    <style:style style:name="ACOL-9" style:family="table-column">
      <style:table-column-properties style:column-width="94.85pt" style:use-optimal-column-width="true"/>
    </style:style>
    <style:style style:name="ACOL-10" style:family="table-column">
      <style:table-column-properties style:column-width="304.75pt" style:use-optimal-column-width="true"/>
    </style:style>
    <style:style style:name="ACOL-11" style:family="table-column">
      <style:table-column-properties style:column-width="85.50pt" style:use-optimal-column-width="true"/>
    </style:style>
    <style:style style:name="ACOL-12" style:family="table-column">
      <style:table-column-properties style:column-width="87.75pt" style:use-optimal-column-width="true"/>
    </style:style>
    <style:style style:name="ACOL-13" style:family="table-column">
      <style:table-column-properties style:column-width="101.25pt" style:use-optimal-column-width="fals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27.75pt" style:use-optimal-row-height="true"/>
    </style:style>
    <style:style style:name="AROW-4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ac0383c57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ac0383e51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ac038fb05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ac038fe05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ac03868020" table:print="false">
        <office:forms form:automatic-focus="false" form:apply-design-mode="false">
          <form:form/>
        </office:forms>
        <table:table-column table:default-cell-style-name="ACE-0x7fac03846b20" table:style-name="ACOL-1"/>
        <table:table-column table:style-name="ACOL-0" table:number-columns-repeated="127"/>
        <table:table-row table:style-name="AROW-0">
          <table:table-cell table:style-name="ACE-0x7fac03846c4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ac03846d70" table:content-validation-name="VAL-0x7fac0383c5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ac03846e98" table:content-validation-name="VAL-0x7fac0383e51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ac03846fc0" table:content-validation-name="VAL-0x7fac038fb050" office:value-type="string">
            <text:p>verifyAdminBulkProductEdit</text:p>
          </table:table-cell>
          <table:table-cell table:number-columns-repeated="127" table:style-name="Gnumeric-default"/>
        </table:table-row>
        <table:table-row table:style-name="AROW-0">
          <table:table-cell table:style-name="ACE-0x7fac038470e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x7fac03847210" table:content-validation-name="VAL-0x7fac038fe05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ac03868210" table:print="false">
        <office:forms form:automatic-focus="false" form:apply-design-mode="false">
          <form:form/>
        </office:forms>
        <table:table-column table:default-cell-style-name="ACE-0x7fac03847338" table:style-name="ACOL-3"/>
        <table:table-column table:default-cell-style-name="ACE-0x7fac03847338" table:style-name="ACOL-4"/>
        <table:table-column table:default-cell-style-name="ACE-0x7fac03847338" table:style-name="ACOL-5"/>
        <table:table-column table:default-cell-style-name="ACE-0x7fac03847338" table:style-name="ACOL-6"/>
        <table:table-column table:default-cell-style-name="ACE-0x7fac03847338" table:style-name="ACOL-7"/>
        <table:table-column table:default-cell-style-name="ACE-0x7fac03847338" table:style-name="ACOL-8"/>
        <table:table-column table:default-cell-style-name="ACE-0x7fac03847338" table:style-name="ACOL-9"/>
        <table:table-column table:default-cell-style-name="ACE-0x7fac03847338" table:style-name="ACOL-10"/>
        <table:table-column table:default-cell-style-name="ACE-0x7fac03879140" table:style-name="ACOL-11"/>
        <table:table-column table:default-cell-style-name="ACE-0x7fac03879140" table:style-name="ACOL-12"/>
        <table:table-column table:default-cell-style-name="ACE-0x7fac03879140" table:style-name="ACOL-11"/>
        <table:table-column table:default-cell-style-name="ACE-0x7fac03879140" table:style-name="ACOL-12"/>
        <table:table-column table:default-cell-style-name="ACE-0x7fac03879140" table:style-name="ACOL-11"/>
        <table:table-column table:default-cell-style-name="ACE-0x7fac03879140" table:style-name="ACOL-13"/>
        <table:table-column table:default-cell-style-name="ACE-0x7fac03879140" table:style-name="ACOL-0" table:number-columns-repeated="114"/>
        <table:table-row table:style-name="AROW-0">
          <table:table-cell table:style-name="ACE-0x7fac03847460" office:value-type="string">
            <text:p>User Name</text:p>
          </table:table-cell>
          <table:table-cell table:style-name="ACE-0x7fac03847588" office:value-type="string">
            <text:p>Password</text:p>
          </table:table-cell>
          <table:table-cell table:style-name="ACE-0x7fac03847588" office:value-type="string">
            <text:p>SearchTextName</text:p>
          </table:table-cell>
          <table:table-cell table:style-name="ACE-0x7fac03847588" office:value-type="string">
            <text:p>Column Value1</text:p>
          </table:table-cell>
          <table:table-cell table:style-name="ACE-0x7fac03847588" office:value-type="string">
            <text:p>Column Name1</text:p>
          </table:table-cell>
          <table:table-cell table:style-name="ACE-0x7fac03847588" office:value-type="string">
            <text:p>Row</text:p>
          </table:table-cell>
          <table:table-cell table:style-name="ACE-0x7fac03847588" office:value-type="string">
            <text:p>Column Value2</text:p>
          </table:table-cell>
          <table:table-cell table:style-name="ACE-0x7fac03847588" office:value-type="string">
            <text:p>Column Name2</text:p>
          </table:table-cell>
          <table:table-cell table:style-name="ACE-0x7fac03847588" office:value-type="string">
            <text:p>Column Value3</text:p>
          </table:table-cell>
          <table:table-cell table:style-name="ACE-0x7fac03847588" office:value-type="string">
            <text:p>Column Name3</text:p>
          </table:table-cell>
          <table:table-cell table:style-name="ACE-0x7fac03847588" office:value-type="string">
            <text:p>Column Value4</text:p>
          </table:table-cell>
          <table:table-cell table:style-name="ACE-0x7fac03847588" office:value-type="string">
            <text:p>Column Name4</text:p>
          </table:table-cell>
          <table:table-cell table:style-name="ACE-0x7fac03847588" office:value-type="string">
            <text:p>Column Value5</text:p>
          </table:table-cell>
          <table:table-cell table:style-name="ACE-0x7fac038476b0" office:value-type="string">
            <text:p>Column Name5</text:p>
          </table:table-cell>
          <table:table-cell table:number-columns-repeated="114" table:style-name="ACE-0x7fac03879140"/>
        </table:table-row>
        <table:table-row table:style-name="AROW-3">
          <table:table-cell table:style-name="ACE-0x7fac038477d8" office:value-type="string">
            <text:p>testshopclue@sc.com</text:p>
          </table:table-cell>
          <table:table-cell table:style-name="ACE-0x7fac03847900" office:value-type="float" office:value="123456">
            <text:p>123456</text:p>
          </table:table-cell>
          <table:table-cell table:style-name="ACE-0x7fac03847900" office:value-type="string">
            <text:p>Shirt</text:p>
          </table:table-cell>
          <table:table-cell table:style-name="ACE-0x7fac03847900" office:value-type="float" office:value="8802">
            <text:p>8802</text:p>
          </table:table-cell>
          <table:table-cell table:style-name="ACE-0x7fac03847900" office:value-type="string">
            <text:p>MRP (Rs.)</text:p>
          </table:table-cell>
          <table:table-cell table:style-name="ACE-0x7fac03847900" office:value-type="float" office:value="3">
            <text:p>3</text:p>
          </table:table-cell>
          <table:table-cell table:style-name="ACE-0x7fac03847900" office:value-type="float" office:value="8802">
            <text:p>8802</text:p>
          </table:table-cell>
          <table:table-cell table:style-name="ACE-0x7fac03847900" office:value-type="string">
            <text:p>Selling<text:line-break/>Price (Rs.)</text:p>
          </table:table-cell>
          <table:table-cell table:style-name="ACE-0x7fac03847a28" office:value-type="float" office:value="5">
            <text:p>5</text:p>
          </table:table-cell>
          <table:table-cell table:style-name="ACE-0x7fac03847a28" office:value-type="string">
            <text:p>Committed<text:line-break/>Qty</text:p>
          </table:table-cell>
          <table:table-cell table:style-name="ACE-0x7fac03847a28" office:value-type="float" office:value="10">
            <text:p>10</text:p>
          </table:table-cell>
          <table:table-cell table:style-name="ACE-0x7fac03847a28" office:value-type="string">
            <text:p>Popularity</text:p>
          </table:table-cell>
          <table:table-cell table:style-name="ACE-0x7fac03847a28" office:value-type="float" office:value="8802">
            <text:p>8802</text:p>
          </table:table-cell>
          <table:table-cell table:style-name="ACE-0x7fac03847b50" office:value-type="string">
            <text:p>Boost Index</text:p>
          </table:table-cell>
          <table:table-cell table:number-columns-repeated="114" table:style-name="ACE-0x7fac03879140"/>
        </table:table-row>
        <table:table-row table:style-name="AROW-0">
          <table:table-cell table:style-name="ACE-0x7fac03847c78" office:value-type="string">
            <text:p>testshopclue@sc.com</text:p>
          </table:table-cell>
          <table:table-cell table:style-name="ACE-0x7fac03847da0" office:value-type="float" office:value="123456">
            <text:p>123456</text:p>
          </table:table-cell>
          <table:table-cell table:number-columns-repeated="6" table:style-name="ACE-0x7fac03847da0"/>
          <table:table-cell table:number-columns-repeated="5" table:style-name="ACE-0x7fac03847ec8"/>
          <table:table-cell table:style-name="ACE-0x7fac03847ff0"/>
          <table:table-cell table:number-columns-repeated="114" table:style-name="ACE-0x7fac0387914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ac038791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ac03868400" table:print="false">
        <office:forms form:automatic-focus="false" form:apply-design-mode="false">
          <form:form/>
        </office:forms>
        <table:table-column table:default-cell-style-name="ACE-0x7fac03848118" table:style-name="ACOL-3"/>
        <table:table-column table:default-cell-style-name="ACE-0x7fac03848118" table:style-name="ACOL-4"/>
        <table:table-column table:default-cell-style-name="ACE-0x7fac03848118" table:style-name="ACOL-5"/>
        <table:table-column table:default-cell-style-name="ACE-0x7fac03848118" table:style-name="ACOL-6"/>
        <table:table-column table:default-cell-style-name="ACE-0x7fac03848118" table:style-name="ACOL-7"/>
        <table:table-column table:default-cell-style-name="ACE-0x7fac03848118" table:style-name="ACOL-8"/>
        <table:table-column table:default-cell-style-name="ACE-0x7fac03848118" table:style-name="ACOL-9"/>
        <table:table-column table:default-cell-style-name="ACE-0x7fac03848118" table:style-name="ACOL-10"/>
        <table:table-column table:default-cell-style-name="ACE-0x7fac03879268" table:style-name="ACOL-11"/>
        <table:table-column table:default-cell-style-name="ACE-0x7fac03879268" table:style-name="ACOL-12"/>
        <table:table-column table:default-cell-style-name="ACE-0x7fac03879268" table:style-name="ACOL-11"/>
        <table:table-column table:default-cell-style-name="ACE-0x7fac03879268" table:style-name="ACOL-12"/>
        <table:table-column table:default-cell-style-name="ACE-0x7fac03879268" table:style-name="ACOL-11"/>
        <table:table-column table:default-cell-style-name="ACE-0x7fac03879268" table:style-name="ACOL-13"/>
        <table:table-column table:default-cell-style-name="ACE-0x7fac03879268" table:style-name="ACOL-0" table:number-columns-repeated="114"/>
        <table:table-row table:style-name="AROW-0">
          <table:table-cell table:style-name="ACE-0x7fac03848240" office:value-type="string">
            <text:p>User Name</text:p>
          </table:table-cell>
          <table:table-cell table:style-name="ACE-0x7fac03848368" office:value-type="string">
            <text:p>Password</text:p>
          </table:table-cell>
          <table:table-cell table:style-name="ACE-0x7fac03848368" office:value-type="string">
            <text:p>SearchTextName</text:p>
          </table:table-cell>
          <table:table-cell table:style-name="ACE-0x7fac03848368" office:value-type="string">
            <text:p>Column Value1</text:p>
          </table:table-cell>
          <table:table-cell table:style-name="ACE-0x7fac03848368" office:value-type="string">
            <text:p>Column Name1</text:p>
          </table:table-cell>
          <table:table-cell table:style-name="ACE-0x7fac03848368" office:value-type="string">
            <text:p>Row</text:p>
          </table:table-cell>
          <table:table-cell table:style-name="ACE-0x7fac03848368" office:value-type="string">
            <text:p>Column Value2</text:p>
          </table:table-cell>
          <table:table-cell table:style-name="ACE-0x7fac03848368" office:value-type="string">
            <text:p>Column Name2</text:p>
          </table:table-cell>
          <table:table-cell table:style-name="ACE-0x7fac03848368" office:value-type="string">
            <text:p>Column Value3</text:p>
          </table:table-cell>
          <table:table-cell table:style-name="ACE-0x7fac03848368" office:value-type="string">
            <text:p>Column Name3</text:p>
          </table:table-cell>
          <table:table-cell table:style-name="ACE-0x7fac03848368" office:value-type="string">
            <text:p>Column Value4</text:p>
          </table:table-cell>
          <table:table-cell table:style-name="ACE-0x7fac03848368" office:value-type="string">
            <text:p>Column Name4</text:p>
          </table:table-cell>
          <table:table-cell table:style-name="ACE-0x7fac03848368" office:value-type="string">
            <text:p>Column Value5</text:p>
          </table:table-cell>
          <table:table-cell table:style-name="ACE-0x7fac03848490" office:value-type="string">
            <text:p>Column Name5</text:p>
          </table:table-cell>
          <table:table-cell table:number-columns-repeated="114" table:style-name="ACE-0x7fac03879268"/>
        </table:table-row>
        <table:table-row table:style-name="AROW-3">
          <table:table-cell table:style-name="ACE-0x7fac038485b8" office:value-type="string">
            <text:p>testshopclue@sc.com</text:p>
          </table:table-cell>
          <table:table-cell table:style-name="ACE-0x7fac038486e0" office:value-type="float" office:value="123456">
            <text:p>123456</text:p>
          </table:table-cell>
          <table:table-cell table:style-name="ACE-0x7fac038486e0" office:value-type="string">
            <text:p>Shirt</text:p>
          </table:table-cell>
          <table:table-cell table:style-name="ACE-0x7fac038486e0" office:value-type="float" office:value="8802">
            <text:p>8802</text:p>
          </table:table-cell>
          <table:table-cell table:style-name="ACE-0x7fac038486e0" office:value-type="string">
            <text:p>MRP (Rs.)</text:p>
          </table:table-cell>
          <table:table-cell table:style-name="ACE-0x7fac038486e0" office:value-type="float" office:value="3">
            <text:p>3</text:p>
          </table:table-cell>
          <table:table-cell table:style-name="ACE-0x7fac038486e0" office:value-type="float" office:value="8802">
            <text:p>8802</text:p>
          </table:table-cell>
          <table:table-cell table:style-name="ACE-0x7fac038486e0" office:value-type="string">
            <text:p>Selling<text:line-break/>Price (Rs.)</text:p>
          </table:table-cell>
          <table:table-cell table:style-name="ACE-0x7fac03848808" office:value-type="float" office:value="5">
            <text:p>5</text:p>
          </table:table-cell>
          <table:table-cell table:style-name="ACE-0x7fac03848808" office:value-type="string">
            <text:p>Committed<text:line-break/>Qty</text:p>
          </table:table-cell>
          <table:table-cell table:style-name="ACE-0x7fac03848808" office:value-type="float" office:value="10">
            <text:p>10</text:p>
          </table:table-cell>
          <table:table-cell table:style-name="ACE-0x7fac03848808" office:value-type="string">
            <text:p>Popularity</text:p>
          </table:table-cell>
          <table:table-cell table:style-name="ACE-0x7fac03848808" office:value-type="float" office:value="8802">
            <text:p>8802</text:p>
          </table:table-cell>
          <table:table-cell table:style-name="ACE-0x7fac03848930" office:value-type="string">
            <text:p>Boost Index</text:p>
          </table:table-cell>
          <table:table-cell table:number-columns-repeated="114" table:style-name="ACE-0x7fac03879268"/>
        </table:table-row>
        <table:table-row table:style-name="AROW-0">
          <table:table-cell table:style-name="ACE-0x7fac0c5728c8" office:value-type="string">
            <text:p>testshopclue@sc.com</text:p>
          </table:table-cell>
          <table:table-cell table:style-name="ACE-0x7fac0c5729f0" office:value-type="float" office:value="123456">
            <text:p>123456</text:p>
          </table:table-cell>
          <table:table-cell table:number-columns-repeated="6" table:style-name="ACE-0x7fac0c5729f0"/>
          <table:table-cell table:number-columns-repeated="5" table:style-name="ACE-0x7fac0c572b18"/>
          <table:table-cell table:style-name="ACE-0x7fac0c572c40"/>
          <table:table-cell table:number-columns-repeated="114" table:style-name="ACE-0x7fac03879268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9">
          <table:table-cell table:number-columns-repeated="128" table:style-name="ACE-0x7fac038792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ac038685f0" table:print="false">
        <office:forms form:automatic-focus="false" form:apply-design-mode="false">
          <form:form/>
        </office:forms>
        <table:table-column table:default-cell-style-name="ACE-0x7fac0c572d68" table:style-name="ACOL-3"/>
        <table:table-column table:default-cell-style-name="ACE-0x7fac0c572d68" table:style-name="ACOL-4"/>
        <table:table-column table:default-cell-style-name="ACE-0x7fac0c572d68" table:style-name="ACOL-5"/>
        <table:table-column table:default-cell-style-name="ACE-0x7fac0c572d68" table:style-name="ACOL-6"/>
        <table:table-column table:default-cell-style-name="ACE-0x7fac0c572d68" table:style-name="ACOL-7"/>
        <table:table-column table:default-cell-style-name="ACE-0x7fac0c572d68" table:style-name="ACOL-8"/>
        <table:table-column table:default-cell-style-name="ACE-0x7fac0c572d68" table:style-name="ACOL-9"/>
        <table:table-column table:default-cell-style-name="ACE-0x7fac0c572d68" table:style-name="ACOL-10"/>
        <table:table-column table:default-cell-style-name="ACE-0x7fac03879390" table:style-name="ACOL-11"/>
        <table:table-column table:default-cell-style-name="ACE-0x7fac03879390" table:style-name="ACOL-12"/>
        <table:table-column table:default-cell-style-name="ACE-0x7fac03879390" table:style-name="ACOL-11"/>
        <table:table-column table:default-cell-style-name="ACE-0x7fac03879390" table:style-name="ACOL-12"/>
        <table:table-column table:default-cell-style-name="ACE-0x7fac03879390" table:style-name="ACOL-11"/>
        <table:table-column table:default-cell-style-name="ACE-0x7fac03879390" table:style-name="ACOL-13"/>
        <table:table-column table:default-cell-style-name="ACE-0x7fac03879390" table:style-name="ACOL-0" table:number-columns-repeated="114"/>
        <table:table-row table:style-name="AROW-0">
          <table:table-cell table:style-name="ACE-0x7fac0c572e90" office:value-type="string">
            <text:p>User Name</text:p>
          </table:table-cell>
          <table:table-cell table:style-name="ACE-0x7fac0c572fb8" office:value-type="string">
            <text:p>Password</text:p>
          </table:table-cell>
          <table:table-cell table:style-name="ACE-0x7fac0c572fb8" office:value-type="string">
            <text:p>SearchTextName</text:p>
          </table:table-cell>
          <table:table-cell table:style-name="ACE-0x7fac0c572fb8" office:value-type="string">
            <text:p>Column Value1</text:p>
          </table:table-cell>
          <table:table-cell table:style-name="ACE-0x7fac0c572fb8" office:value-type="string">
            <text:p>Column Name1</text:p>
          </table:table-cell>
          <table:table-cell table:style-name="ACE-0x7fac0c572fb8" office:value-type="string">
            <text:p>Row</text:p>
          </table:table-cell>
          <table:table-cell table:style-name="ACE-0x7fac0c572fb8" office:value-type="string">
            <text:p>Column Value2</text:p>
          </table:table-cell>
          <table:table-cell table:style-name="ACE-0x7fac0c572fb8" office:value-type="string">
            <text:p>Column Name2</text:p>
          </table:table-cell>
          <table:table-cell table:style-name="ACE-0x7fac0c572fb8" office:value-type="string">
            <text:p>Column Value3</text:p>
          </table:table-cell>
          <table:table-cell table:style-name="ACE-0x7fac0c572fb8" office:value-type="string">
            <text:p>Column Name3</text:p>
          </table:table-cell>
          <table:table-cell table:style-name="ACE-0x7fac0c572fb8" office:value-type="string">
            <text:p>Column Value4</text:p>
          </table:table-cell>
          <table:table-cell table:style-name="ACE-0x7fac0c572fb8" office:value-type="string">
            <text:p>Column Name4</text:p>
          </table:table-cell>
          <table:table-cell table:style-name="ACE-0x7fac0c572fb8" office:value-type="string">
            <text:p>Column Value5</text:p>
          </table:table-cell>
          <table:table-cell table:style-name="ACE-0x7fac0c5730e0" office:value-type="string">
            <text:p>Column Name5</text:p>
          </table:table-cell>
          <table:table-cell table:number-columns-repeated="114" table:style-name="ACE-0x7fac03879390"/>
        </table:table-row>
        <table:table-row table:style-name="AROW-3">
          <table:table-cell table:style-name="ACE-0x7fac0c573208" office:value-type="string">
            <text:p>testshopclue@sc.com</text:p>
          </table:table-cell>
          <table:table-cell table:style-name="ACE-0x7fac0c573330" office:value-type="float" office:value="123456">
            <text:p>123456</text:p>
          </table:table-cell>
          <table:table-cell table:style-name="ACE-0x7fac0c573330" office:value-type="string">
            <text:p>Shirt</text:p>
          </table:table-cell>
          <table:table-cell table:style-name="ACE-0x7fac0c573330" office:value-type="float" office:value="8802">
            <text:p>8802</text:p>
          </table:table-cell>
          <table:table-cell table:style-name="ACE-0x7fac0c573330" office:value-type="string">
            <text:p>MRP (Rs.)</text:p>
          </table:table-cell>
          <table:table-cell table:style-name="ACE-0x7fac0c573330" office:value-type="float" office:value="3">
            <text:p>3</text:p>
          </table:table-cell>
          <table:table-cell table:style-name="ACE-0x7fac0c573330" office:value-type="float" office:value="8802">
            <text:p>8802</text:p>
          </table:table-cell>
          <table:table-cell table:style-name="ACE-0x7fac0c573330" office:value-type="string">
            <text:p>Selling<text:line-break/>Price (Rs.)</text:p>
          </table:table-cell>
          <table:table-cell table:style-name="ACE-0x7fac0c573458" office:value-type="float" office:value="5">
            <text:p>5</text:p>
          </table:table-cell>
          <table:table-cell table:style-name="ACE-0x7fac0c573458" office:value-type="string">
            <text:p>Committed<text:line-break/>Qty</text:p>
          </table:table-cell>
          <table:table-cell table:style-name="ACE-0x7fac0c573458" office:value-type="float" office:value="10">
            <text:p>10</text:p>
          </table:table-cell>
          <table:table-cell table:style-name="ACE-0x7fac0c573458" office:value-type="string">
            <text:p>Popularity</text:p>
          </table:table-cell>
          <table:table-cell table:style-name="ACE-0x7fac0c573458" office:value-type="float" office:value="8802">
            <text:p>8802</text:p>
          </table:table-cell>
          <table:table-cell table:style-name="ACE-0x7fac0c573580" office:value-type="string">
            <text:p>Boost Index</text:p>
          </table:table-cell>
          <table:table-cell table:number-columns-repeated="114" table:style-name="ACE-0x7fac03879390"/>
        </table:table-row>
        <table:table-row table:style-name="AROW-0">
          <table:table-cell table:style-name="ACE-0x7fac0c5736a8" office:value-type="string">
            <text:p>testshopclue@sc.com</text:p>
          </table:table-cell>
          <table:table-cell table:style-name="ACE-0x7fac0c5737d0" office:value-type="float" office:value="123456">
            <text:p>123456</text:p>
          </table:table-cell>
          <table:table-cell table:number-columns-repeated="6" table:style-name="ACE-0x7fac0c5737d0"/>
          <table:table-cell table:number-columns-repeated="5" table:style-name="ACE-0x7fac0c5738f8"/>
          <table:table-cell table:style-name="ACE-0x7fac0c573a20"/>
          <table:table-cell table:number-columns-repeated="114" table:style-name="ACE-0x7fac03879390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9">
          <table:table-cell table:number-columns-repeated="128" table:style-name="ACE-0x7fac038793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ac038687e0" table:print="false">
        <office:forms form:automatic-focus="false" form:apply-design-mode="false">
          <form:form/>
        </office:forms>
        <table:table-column table:default-cell-style-name="ACE-0x7fac0c573b48" table:style-name="ACOL-3"/>
        <table:table-column table:default-cell-style-name="ACE-0x7fac0c573b48" table:style-name="ACOL-4"/>
        <table:table-column table:default-cell-style-name="ACE-0x7fac0c573b48" table:style-name="ACOL-5"/>
        <table:table-column table:default-cell-style-name="ACE-0x7fac0c573b48" table:style-name="ACOL-6"/>
        <table:table-column table:default-cell-style-name="ACE-0x7fac0c573b48" table:style-name="ACOL-7"/>
        <table:table-column table:default-cell-style-name="ACE-0x7fac0c573b48" table:style-name="ACOL-8"/>
        <table:table-column table:default-cell-style-name="ACE-0x7fac0c573b48" table:style-name="ACOL-9"/>
        <table:table-column table:default-cell-style-name="ACE-0x7fac0c573b48" table:style-name="ACOL-10"/>
        <table:table-column table:default-cell-style-name="ACE-0x7fac038794b8" table:style-name="ACOL-11"/>
        <table:table-column table:default-cell-style-name="ACE-0x7fac038794b8" table:style-name="ACOL-12"/>
        <table:table-column table:default-cell-style-name="ACE-0x7fac038794b8" table:style-name="ACOL-11"/>
        <table:table-column table:default-cell-style-name="ACE-0x7fac038794b8" table:style-name="ACOL-12"/>
        <table:table-column table:default-cell-style-name="ACE-0x7fac038794b8" table:style-name="ACOL-11"/>
        <table:table-column table:default-cell-style-name="ACE-0x7fac038794b8" table:style-name="ACOL-13"/>
        <table:table-column table:default-cell-style-name="ACE-0x7fac038794b8" table:style-name="ACOL-0" table:number-columns-repeated="114"/>
        <table:table-row table:style-name="AROW-0">
          <table:table-cell table:style-name="ACE-0x7fac0c573c70" office:value-type="string">
            <text:p>User Name</text:p>
          </table:table-cell>
          <table:table-cell table:style-name="ACE-0x7fac0c573d98" office:value-type="string">
            <text:p>Password</text:p>
          </table:table-cell>
          <table:table-cell table:style-name="ACE-0x7fac0c573d98" office:value-type="string">
            <text:p>SearchTextName</text:p>
          </table:table-cell>
          <table:table-cell table:style-name="ACE-0x7fac0c573d98" office:value-type="string">
            <text:p>Column Value1</text:p>
          </table:table-cell>
          <table:table-cell table:style-name="ACE-0x7fac0c573d98" office:value-type="string">
            <text:p>Column Name1</text:p>
          </table:table-cell>
          <table:table-cell table:style-name="ACE-0x7fac0c573d98" office:value-type="string">
            <text:p>Row</text:p>
          </table:table-cell>
          <table:table-cell table:style-name="ACE-0x7fac0c573d98" office:value-type="string">
            <text:p>Column Value2</text:p>
          </table:table-cell>
          <table:table-cell table:style-name="ACE-0x7fac0c573d98" office:value-type="string">
            <text:p>Column Name2</text:p>
          </table:table-cell>
          <table:table-cell table:style-name="ACE-0x7fac0c573d98" office:value-type="string">
            <text:p>Column Value3</text:p>
          </table:table-cell>
          <table:table-cell table:style-name="ACE-0x7fac0c573d98" office:value-type="string">
            <text:p>Column Name3</text:p>
          </table:table-cell>
          <table:table-cell table:style-name="ACE-0x7fac0c573d98" office:value-type="string">
            <text:p>Column Value4</text:p>
          </table:table-cell>
          <table:table-cell table:style-name="ACE-0x7fac0c573d98" office:value-type="string">
            <text:p>Column Name4</text:p>
          </table:table-cell>
          <table:table-cell table:style-name="ACE-0x7fac0c573d98" office:value-type="string">
            <text:p>Column Value5</text:p>
          </table:table-cell>
          <table:table-cell table:style-name="ACE-0x7fac0c573ec0" office:value-type="string">
            <text:p>Column Name5</text:p>
          </table:table-cell>
          <table:table-cell table:number-columns-repeated="114" table:style-name="ACE-0x7fac038794b8"/>
        </table:table-row>
        <table:table-row table:style-name="AROW-3">
          <table:table-cell table:style-name="ACE-0x7fac0c573fe8" office:value-type="string">
            <text:p>testshopclue@sc.com</text:p>
          </table:table-cell>
          <table:table-cell table:style-name="ACE-0x7fac0c574110" office:value-type="float" office:value="123456">
            <text:p>123456</text:p>
          </table:table-cell>
          <table:table-cell table:style-name="ACE-0x7fac0c574110" office:value-type="string">
            <text:p>Shirt</text:p>
          </table:table-cell>
          <table:table-cell table:style-name="ACE-0x7fac0c574110" office:value-type="float" office:value="8802">
            <text:p>8802</text:p>
          </table:table-cell>
          <table:table-cell table:style-name="ACE-0x7fac0c574110" office:value-type="string">
            <text:p>MRP (Rs.)</text:p>
          </table:table-cell>
          <table:table-cell table:style-name="ACE-0x7fac0c574110" office:value-type="float" office:value="3">
            <text:p>3</text:p>
          </table:table-cell>
          <table:table-cell table:style-name="ACE-0x7fac0c574110" office:value-type="float" office:value="8802">
            <text:p>8802</text:p>
          </table:table-cell>
          <table:table-cell table:style-name="ACE-0x7fac0c574110" office:value-type="string">
            <text:p>Selling<text:line-break/>Price (Rs.)</text:p>
          </table:table-cell>
          <table:table-cell table:style-name="ACE-0x7fac0c574238" office:value-type="float" office:value="5">
            <text:p>5</text:p>
          </table:table-cell>
          <table:table-cell table:style-name="ACE-0x7fac0c574238" office:value-type="string">
            <text:p>Committed<text:line-break/>Qty</text:p>
          </table:table-cell>
          <table:table-cell table:style-name="ACE-0x7fac0c574238" office:value-type="float" office:value="10">
            <text:p>10</text:p>
          </table:table-cell>
          <table:table-cell table:style-name="ACE-0x7fac0c574238" office:value-type="string">
            <text:p>Popularity</text:p>
          </table:table-cell>
          <table:table-cell table:style-name="ACE-0x7fac0c574238" office:value-type="float" office:value="8802">
            <text:p>8802</text:p>
          </table:table-cell>
          <table:table-cell table:style-name="ACE-0x7fac0c574360" office:value-type="string">
            <text:p>Boost Index</text:p>
          </table:table-cell>
          <table:table-cell table:number-columns-repeated="114" table:style-name="ACE-0x7fac038794b8"/>
        </table:table-row>
        <table:table-row table:style-name="AROW-0">
          <table:table-cell table:style-name="ACE-0x7fac0c574488" office:value-type="string">
            <text:p>testshopclue@sc.com</text:p>
          </table:table-cell>
          <table:table-cell table:style-name="ACE-0x7fac0c5745b0" office:value-type="float" office:value="123456">
            <text:p>123456</text:p>
          </table:table-cell>
          <table:table-cell table:number-columns-repeated="6" table:style-name="ACE-0x7fac0c5745b0"/>
          <table:table-cell table:number-columns-repeated="5" table:style-name="ACE-0x7fac0c5746d8"/>
          <table:table-cell table:style-name="ACE-0x7fac0c574800"/>
          <table:table-cell table:number-columns-repeated="114" table:style-name="ACE-0x7fac038794b8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9">
          <table:table-cell table:number-columns-repeated="128" table:style-name="ACE-0x7fac038794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ac038689d0" table:print="false">
        <office:forms form:automatic-focus="false" form:apply-design-mode="false">
          <form:form/>
        </office:forms>
        <table:table-column table:default-cell-style-name="ACE-0x7fac0c574928" table:style-name="ACOL-3"/>
        <table:table-column table:default-cell-style-name="ACE-0x7fac0c574928" table:style-name="ACOL-4"/>
        <table:table-column table:default-cell-style-name="ACE-0x7fac0c574928" table:style-name="ACOL-5"/>
        <table:table-column table:default-cell-style-name="ACE-0x7fac0c574928" table:style-name="ACOL-6"/>
        <table:table-column table:default-cell-style-name="ACE-0x7fac0c574928" table:style-name="ACOL-7"/>
        <table:table-column table:default-cell-style-name="ACE-0x7fac0c574928" table:style-name="ACOL-8"/>
        <table:table-column table:default-cell-style-name="ACE-0x7fac0c574928" table:style-name="ACOL-9"/>
        <table:table-column table:default-cell-style-name="ACE-0x7fac0c574928" table:style-name="ACOL-10"/>
        <table:table-column table:default-cell-style-name="ACE-0x7fac038795e0" table:style-name="ACOL-11"/>
        <table:table-column table:default-cell-style-name="ACE-0x7fac038795e0" table:style-name="ACOL-12"/>
        <table:table-column table:default-cell-style-name="ACE-0x7fac038795e0" table:style-name="ACOL-11"/>
        <table:table-column table:default-cell-style-name="ACE-0x7fac038795e0" table:style-name="ACOL-12"/>
        <table:table-column table:default-cell-style-name="ACE-0x7fac038795e0" table:style-name="ACOL-11"/>
        <table:table-column table:default-cell-style-name="ACE-0x7fac038795e0" table:style-name="ACOL-13"/>
        <table:table-column table:default-cell-style-name="ACE-0x7fac038795e0" table:style-name="ACOL-0" table:number-columns-repeated="114"/>
        <table:table-row table:style-name="AROW-0">
          <table:table-cell table:style-name="ACE-0x7fac0c574a50" office:value-type="string">
            <text:p>User Name</text:p>
          </table:table-cell>
          <table:table-cell table:style-name="ACE-0x7fac0c574b78" office:value-type="string">
            <text:p>Password</text:p>
          </table:table-cell>
          <table:table-cell table:style-name="ACE-0x7fac0c574b78" office:value-type="string">
            <text:p>SearchTextName</text:p>
          </table:table-cell>
          <table:table-cell table:style-name="ACE-0x7fac0c574b78" office:value-type="string">
            <text:p>Column Value1</text:p>
          </table:table-cell>
          <table:table-cell table:style-name="ACE-0x7fac0c574b78" office:value-type="string">
            <text:p>Column Name1</text:p>
          </table:table-cell>
          <table:table-cell table:style-name="ACE-0x7fac0c574b78" office:value-type="string">
            <text:p>Row</text:p>
          </table:table-cell>
          <table:table-cell table:style-name="ACE-0x7fac0c574b78" office:value-type="string">
            <text:p>Column Value2</text:p>
          </table:table-cell>
          <table:table-cell table:style-name="ACE-0x7fac0c574b78" office:value-type="string">
            <text:p>Column Name2</text:p>
          </table:table-cell>
          <table:table-cell table:style-name="ACE-0x7fac0c574b78" office:value-type="string">
            <text:p>Column Value3</text:p>
          </table:table-cell>
          <table:table-cell table:style-name="ACE-0x7fac0c574b78" office:value-type="string">
            <text:p>Column Name3</text:p>
          </table:table-cell>
          <table:table-cell table:style-name="ACE-0x7fac0c574b78" office:value-type="string">
            <text:p>Column Value4</text:p>
          </table:table-cell>
          <table:table-cell table:style-name="ACE-0x7fac0c574b78" office:value-type="string">
            <text:p>Column Name4</text:p>
          </table:table-cell>
          <table:table-cell table:style-name="ACE-0x7fac0c574b78" office:value-type="string">
            <text:p>Column Value5</text:p>
          </table:table-cell>
          <table:table-cell table:style-name="ACE-0x7fac0c574ca0" office:value-type="string">
            <text:p>Column Name5</text:p>
          </table:table-cell>
          <table:table-cell table:number-columns-repeated="114" table:style-name="ACE-0x7fac038795e0"/>
        </table:table-row>
        <table:table-row table:style-name="AROW-3">
          <table:table-cell table:style-name="ACE-0x7fac0c574dc8" office:value-type="string">
            <text:p>testshopclue@sc.com</text:p>
          </table:table-cell>
          <table:table-cell table:style-name="ACE-0x7fac0c574ef0" office:value-type="float" office:value="123456">
            <text:p>123456</text:p>
          </table:table-cell>
          <table:table-cell table:style-name="ACE-0x7fac0c574ef0" office:value-type="string">
            <text:p>Shirt</text:p>
          </table:table-cell>
          <table:table-cell table:style-name="ACE-0x7fac0c574ef0" office:value-type="float" office:value="8802">
            <text:p>8802</text:p>
          </table:table-cell>
          <table:table-cell table:style-name="ACE-0x7fac0c574ef0" office:value-type="string">
            <text:p>MRP (Rs.)</text:p>
          </table:table-cell>
          <table:table-cell table:style-name="ACE-0x7fac0c574ef0" office:value-type="float" office:value="3">
            <text:p>3</text:p>
          </table:table-cell>
          <table:table-cell table:style-name="ACE-0x7fac0c574ef0" office:value-type="float" office:value="8802">
            <text:p>8802</text:p>
          </table:table-cell>
          <table:table-cell table:style-name="ACE-0x7fac0c574ef0" office:value-type="string">
            <text:p>Selling<text:line-break/>Price (Rs.)</text:p>
          </table:table-cell>
          <table:table-cell table:style-name="ACE-0x7fac0c575018" office:value-type="float" office:value="5">
            <text:p>5</text:p>
          </table:table-cell>
          <table:table-cell table:style-name="ACE-0x7fac0c575018" office:value-type="string">
            <text:p>Committed<text:line-break/>Qty</text:p>
          </table:table-cell>
          <table:table-cell table:style-name="ACE-0x7fac0c575018" office:value-type="float" office:value="10">
            <text:p>10</text:p>
          </table:table-cell>
          <table:table-cell table:style-name="ACE-0x7fac0c575018" office:value-type="string">
            <text:p>Popularity</text:p>
          </table:table-cell>
          <table:table-cell table:style-name="ACE-0x7fac0c575018" office:value-type="float" office:value="8802">
            <text:p>8802</text:p>
          </table:table-cell>
          <table:table-cell table:style-name="ACE-0x7fac0c575140" office:value-type="string">
            <text:p>Boost Index</text:p>
          </table:table-cell>
          <table:table-cell table:number-columns-repeated="114" table:style-name="ACE-0x7fac038795e0"/>
        </table:table-row>
        <table:table-row table:style-name="AROW-0">
          <table:table-cell table:style-name="ACE-0x7fac0c575268" office:value-type="string">
            <text:p>testshopclue@sc.com</text:p>
          </table:table-cell>
          <table:table-cell table:style-name="ACE-0x7fac0c575390" office:value-type="float" office:value="123456">
            <text:p>123456</text:p>
          </table:table-cell>
          <table:table-cell table:number-columns-repeated="6" table:style-name="ACE-0x7fac0c575390"/>
          <table:table-cell table:number-columns-repeated="5" table:style-name="ACE-0x7fac0c5754b8"/>
          <table:table-cell table:style-name="ACE-0x7fac0c5755e0"/>
          <table:table-cell table:number-columns-repeated="114" table:style-name="ACE-0x7fac038795e0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9">
          <table:table-cell table:number-columns-repeated="128" table:style-name="ACE-0x7fac038795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ac038932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c038f96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c03851c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c0971f5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c0c5955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c0c5545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ac03868020" style:display-name="TestCase" style:page-layout-name="pl-0x7fac038932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c03868210" style:display-name="AQA1_TestData" style:page-layout-name="pl-0x7fac038f96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c03868400" style:display-name="AQA2_TestData" style:page-layout-name="pl-0x7fac03851c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c038685f0" style:display-name="AQA3_TestData" style:page-layout-name="pl-0x7fac0971f5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c038687e0" style:display-name="AQA4_TestData" style:page-layout-name="pl-0x7fac0c5955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c038689d0" style:display-name="AQA5_TestData" style:page-layout-name="pl-0x7fac0c5545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44:32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